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Didot" svg:font-family="'GFS Did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3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Didot" svg:font-family="'GFS Dido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FS Didot" fo:font-family="'GFS Didot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GFS Didot" fo:font-family="'GFS Dido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GFS Didot" fo:font-family="'GFS Dido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GFS Didot" fo:font-family="'GFS Dido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GFS Didot" fo:font-family="'GFS Dido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GFS Didot" fo:font-family="'GFS Dido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GFS Didot" fo:font-family="'GFS Dido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GFS Didot" fo:font-family="'GFS Didot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19T22:37:31.187131723</dc:date>
    <dc:creator>Maximilian Meffert</dc:creator>
    <meta:editing-duration>PT2H47M52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